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9a9a9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1e90ff"/>
    </style:style>
    <style:style style:name="ce5" style:family="table-cell" style:parent-style-name="Default">
      <style:table-cell-properties fo:background-color="#ff8c00"/>
    </style:style>
    <style:style style:name="ce6" style:family="table-cell" style:parent-style-name="Default">
      <style:table-cell-properties fo:background-color="#ffa5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uuu</text:p>
          </table:table-cell>
          <table:table-cell office:value-type="string" calcext:value-type="string">
            <text:p>vvv</text:p>
          </table:table-cell>
          <table:table-cell office:value-type="string" calcext:value-type="string">
            <text:p>uvv</text:p>
          </table:table-cell>
          <table:table-cell office:value-type="string" calcext:value-type="string">
            <text:p>vuu</text:p>
          </table:table-cell>
          <table:table-cell office:value-type="string" calcext:value-type="string">
            <text:p>uuv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B3]-[.$B$25]" office:value-type="float" office:value="10.25" calcext:value-type="float">
            <text:p>10.25</text:p>
          </table:table-cell>
          <table:table-cell table:formula="of:=[.C3]-[.$C$25]" office:value-type="float" office:value="-12.35" calcext:value-type="float">
            <text:p>-12.35</text:p>
          </table:table-cell>
          <table:table-cell table:formula="of:=[.D3]*[.E3]" office:value-type="float" office:value="-126.5875" calcext:value-type="float">
            <text:p>-126.5875</text:p>
          </table:table-cell>
          <table:table-cell table:formula="of:=[.D3]*[.D3]" office:value-type="float" office:value="105.0625" calcext:value-type="float">
            <text:p>105.0625</text:p>
          </table:table-cell>
          <table:table-cell table:formula="of:=[.E3]*[.E3]" office:value-type="float" office:value="152.5225" calcext:value-type="float">
            <text:p>152.5225</text:p>
          </table:table-cell>
          <table:table-cell table:formula="of:=[.D3]*[.D3]*[.D3]" office:value-type="float" office:value="1076.890625" calcext:value-type="float">
            <text:p>1076.890625</text:p>
          </table:table-cell>
          <table:table-cell table:formula="of:=[.E3]*[.E3]*[.E3]" office:value-type="float" office:value="-1883.652875" calcext:value-type="float">
            <text:p>-1883.652875</text:p>
          </table:table-cell>
          <table:table-cell table:formula="of:=[.D3]*[.E3]*[.E3]" office:value-type="float" office:value="1563.355625" calcext:value-type="float">
            <text:p>1563.355625</text:p>
          </table:table-cell>
          <table:table-cell table:formula="of:=[.E3]*[.D3]*[.D3]" office:value-type="float" office:value="-1297.521875" calcext:value-type="float">
            <text:p>-1297.521875</text:p>
          </table:table-cell>
          <table:table-cell table:formula="of:=[.D3]*[.D3]*[.E3]" office:value-type="float" office:value="-1297.521875" calcext:value-type="float">
            <text:p>-1297.521875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B4]-[.$B$25]" office:value-type="float" office:value="9.25" calcext:value-type="float">
            <text:p>9.25</text:p>
          </table:table-cell>
          <table:table-cell table:formula="of:=[.C4]-[.$C$25]" office:value-type="float" office:value="-11.35" calcext:value-type="float">
            <text:p>-11.35</text:p>
          </table:table-cell>
          <table:table-cell table:formula="of:=[.D4]*[.E4]" office:value-type="float" office:value="-104.9875" calcext:value-type="float">
            <text:p>-104.9875</text:p>
          </table:table-cell>
          <table:table-cell table:formula="of:=[.D4]*[.D4]" office:value-type="float" office:value="85.5625" calcext:value-type="float">
            <text:p>85.5625</text:p>
          </table:table-cell>
          <table:table-cell table:formula="of:=[.E4]*[.E4]" office:value-type="float" office:value="128.8225" calcext:value-type="float">
            <text:p>128.8225</text:p>
          </table:table-cell>
          <table:table-cell table:formula="of:=[.D4]*[.D4]*[.D4]" office:value-type="float" office:value="791.453125" calcext:value-type="float">
            <text:p>791.453125</text:p>
          </table:table-cell>
          <table:table-cell table:formula="of:=[.E4]*[.E4]*[.E4]" office:value-type="float" office:value="-1462.135375" calcext:value-type="float">
            <text:p>-1462.135375</text:p>
          </table:table-cell>
          <table:table-cell table:formula="of:=[.D4]*[.E4]*[.E4]" office:value-type="float" office:value="1191.608125" calcext:value-type="float">
            <text:p>1191.608125</text:p>
          </table:table-cell>
          <table:table-cell table:formula="of:=[.E4]*[.D4]*[.D4]" office:value-type="float" office:value="-971.134375" calcext:value-type="float">
            <text:p>-971.134375</text:p>
          </table:table-cell>
          <table:table-cell table:formula="of:=[.D4]*[.D4]*[.E4]" office:value-type="float" office:value="-971.134375" calcext:value-type="float">
            <text:p>-971.134375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B5]-[.$B$25]" office:value-type="float" office:value="6.25" calcext:value-type="float">
            <text:p>6.25</text:p>
          </table:table-cell>
          <table:table-cell table:formula="of:=[.C5]-[.$C$25]" office:value-type="float" office:value="-11.35" calcext:value-type="float">
            <text:p>-11.35</text:p>
          </table:table-cell>
          <table:table-cell table:formula="of:=[.D5]*[.E5]" office:value-type="float" office:value="-70.9375" calcext:value-type="float">
            <text:p>-70.9375</text:p>
          </table:table-cell>
          <table:table-cell table:formula="of:=[.D5]*[.D5]" office:value-type="float" office:value="39.0625" calcext:value-type="float">
            <text:p>39.0625</text:p>
          </table:table-cell>
          <table:table-cell table:formula="of:=[.E5]*[.E5]" office:value-type="float" office:value="128.8225" calcext:value-type="float">
            <text:p>128.8225</text:p>
          </table:table-cell>
          <table:table-cell table:formula="of:=[.D5]*[.D5]*[.D5]" office:value-type="float" office:value="244.140625" calcext:value-type="float">
            <text:p>244.140625</text:p>
          </table:table-cell>
          <table:table-cell table:formula="of:=[.E5]*[.E5]*[.E5]" office:value-type="float" office:value="-1462.135375" calcext:value-type="float">
            <text:p>-1462.135375</text:p>
          </table:table-cell>
          <table:table-cell table:formula="of:=[.D5]*[.E5]*[.E5]" office:value-type="float" office:value="805.140625" calcext:value-type="float">
            <text:p>805.140625</text:p>
          </table:table-cell>
          <table:table-cell table:formula="of:=[.E5]*[.D5]*[.D5]" office:value-type="float" office:value="-443.359375" calcext:value-type="float">
            <text:p>-443.359375</text:p>
          </table:table-cell>
          <table:table-cell table:formula="of:=[.D5]*[.D5]*[.E5]" office:value-type="float" office:value="-443.359375" calcext:value-type="float">
            <text:p>-443.359375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6]-[.$B$25]" office:value-type="float" office:value="4.25" calcext:value-type="float">
            <text:p>4.25</text:p>
          </table:table-cell>
          <table:table-cell table:formula="of:=[.C6]-[.$C$25]" office:value-type="float" office:value="-9.35" calcext:value-type="float">
            <text:p>-9.35</text:p>
          </table:table-cell>
          <table:table-cell table:formula="of:=[.D6]*[.E6]" office:value-type="float" office:value="-39.7375" calcext:value-type="float">
            <text:p>-39.7375</text:p>
          </table:table-cell>
          <table:table-cell table:formula="of:=[.D6]*[.D6]" office:value-type="float" office:value="18.0625" calcext:value-type="float">
            <text:p>18.0625</text:p>
          </table:table-cell>
          <table:table-cell table:formula="of:=[.E6]*[.E6]" office:value-type="float" office:value="87.4225" calcext:value-type="float">
            <text:p>87.4225</text:p>
          </table:table-cell>
          <table:table-cell table:formula="of:=[.D6]*[.D6]*[.D6]" office:value-type="float" office:value="76.765625" calcext:value-type="float">
            <text:p>76.765625</text:p>
          </table:table-cell>
          <table:table-cell table:formula="of:=[.E6]*[.E6]*[.E6]" office:value-type="float" office:value="-817.400375" calcext:value-type="float">
            <text:p>-817.400375</text:p>
          </table:table-cell>
          <table:table-cell table:formula="of:=[.D6]*[.E6]*[.E6]" office:value-type="float" office:value="371.545625" calcext:value-type="float">
            <text:p>371.545625</text:p>
          </table:table-cell>
          <table:table-cell table:formula="of:=[.E6]*[.D6]*[.D6]" office:value-type="float" office:value="-168.884375" calcext:value-type="float">
            <text:p>-168.884375</text:p>
          </table:table-cell>
          <table:table-cell table:formula="of:=[.D6]*[.D6]*[.E6]" office:value-type="float" office:value="-168.884375" calcext:value-type="float">
            <text:p>-168.884375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7]-[.$B$25]" office:value-type="float" office:value="3.25" calcext:value-type="float">
            <text:p>3.25</text:p>
          </table:table-cell>
          <table:table-cell table:formula="of:=[.C7]-[.$C$25]" office:value-type="float" office:value="-9.35" calcext:value-type="float">
            <text:p>-9.35</text:p>
          </table:table-cell>
          <table:table-cell table:formula="of:=[.D7]*[.E7]" office:value-type="float" office:value="-30.3875" calcext:value-type="float">
            <text:p>-30.3875</text:p>
          </table:table-cell>
          <table:table-cell table:formula="of:=[.D7]*[.D7]" office:value-type="float" office:value="10.5625" calcext:value-type="float">
            <text:p>10.5625</text:p>
          </table:table-cell>
          <table:table-cell table:formula="of:=[.E7]*[.E7]" office:value-type="float" office:value="87.4225" calcext:value-type="float">
            <text:p>87.4225</text:p>
          </table:table-cell>
          <table:table-cell table:formula="of:=[.D7]*[.D7]*[.D7]" office:value-type="float" office:value="34.328125" calcext:value-type="float">
            <text:p>34.328125</text:p>
          </table:table-cell>
          <table:table-cell table:formula="of:=[.E7]*[.E7]*[.E7]" office:value-type="float" office:value="-817.400375" calcext:value-type="float">
            <text:p>-817.400375</text:p>
          </table:table-cell>
          <table:table-cell table:formula="of:=[.D7]*[.E7]*[.E7]" office:value-type="float" office:value="284.123125" calcext:value-type="float">
            <text:p>284.123125</text:p>
          </table:table-cell>
          <table:table-cell table:formula="of:=[.E7]*[.D7]*[.D7]" office:value-type="float" office:value="-98.759375" calcext:value-type="float">
            <text:p>-98.759375</text:p>
          </table:table-cell>
          <table:table-cell table:formula="of:=[.D7]*[.D7]*[.E7]" office:value-type="float" office:value="-98.759375" calcext:value-type="float">
            <text:p>-98.759375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8]-[.$B$25]" office:value-type="float" office:value="1.25" calcext:value-type="float">
            <text:p>1.25</text:p>
          </table:table-cell>
          <table:table-cell table:formula="of:=[.C8]-[.$C$25]" office:value-type="float" office:value="-7.35" calcext:value-type="float">
            <text:p>-7.35</text:p>
          </table:table-cell>
          <table:table-cell table:formula="of:=[.D8]*[.E8]" office:value-type="float" office:value="-9.1875" calcext:value-type="float">
            <text:p>-9.1875</text:p>
          </table:table-cell>
          <table:table-cell table:formula="of:=[.D8]*[.D8]" office:value-type="float" office:value="1.5625" calcext:value-type="float">
            <text:p>1.5625</text:p>
          </table:table-cell>
          <table:table-cell table:formula="of:=[.E8]*[.E8]" office:value-type="float" office:value="54.0225" calcext:value-type="float">
            <text:p>54.0225</text:p>
          </table:table-cell>
          <table:table-cell table:formula="of:=[.D8]*[.D8]*[.D8]" office:value-type="float" office:value="1.953125" calcext:value-type="float">
            <text:p>1.953125</text:p>
          </table:table-cell>
          <table:table-cell table:formula="of:=[.E8]*[.E8]*[.E8]" office:value-type="float" office:value="-397.065375" calcext:value-type="float">
            <text:p>-397.065375</text:p>
          </table:table-cell>
          <table:table-cell table:formula="of:=[.D8]*[.E8]*[.E8]" office:value-type="float" office:value="67.528125" calcext:value-type="float">
            <text:p>67.528125</text:p>
          </table:table-cell>
          <table:table-cell table:formula="of:=[.E8]*[.D8]*[.D8]" office:value-type="float" office:value="-11.484375" calcext:value-type="float">
            <text:p>-11.484375</text:p>
          </table:table-cell>
          <table:table-cell table:formula="of:=[.D8]*[.D8]*[.E8]" office:value-type="float" office:value="-11.484375" calcext:value-type="float">
            <text:p>-11.48437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9]-[.$B$25]" office:value-type="float" office:value="1.25" calcext:value-type="float">
            <text:p>1.25</text:p>
          </table:table-cell>
          <table:table-cell table:formula="of:=[.C9]-[.$C$25]" office:value-type="float" office:value="-6.35" calcext:value-type="float">
            <text:p>-6.35</text:p>
          </table:table-cell>
          <table:table-cell table:formula="of:=[.D9]*[.E9]" office:value-type="float" office:value="-7.9375" calcext:value-type="float">
            <text:p>-7.9375</text:p>
          </table:table-cell>
          <table:table-cell table:formula="of:=[.D9]*[.D9]" office:value-type="float" office:value="1.5625" calcext:value-type="float">
            <text:p>1.5625</text:p>
          </table:table-cell>
          <table:table-cell table:formula="of:=[.E9]*[.E9]" office:value-type="float" office:value="40.3225" calcext:value-type="float">
            <text:p>40.3225</text:p>
          </table:table-cell>
          <table:table-cell table:formula="of:=[.D9]*[.D9]*[.D9]" office:value-type="float" office:value="1.953125" calcext:value-type="float">
            <text:p>1.953125</text:p>
          </table:table-cell>
          <table:table-cell table:formula="of:=[.E9]*[.E9]*[.E9]" office:value-type="float" office:value="-256.047875" calcext:value-type="float">
            <text:p>-256.047875</text:p>
          </table:table-cell>
          <table:table-cell table:formula="of:=[.D9]*[.E9]*[.E9]" office:value-type="float" office:value="50.403125" calcext:value-type="float">
            <text:p>50.403125</text:p>
          </table:table-cell>
          <table:table-cell table:formula="of:=[.E9]*[.D9]*[.D9]" office:value-type="float" office:value="-9.921875" calcext:value-type="float">
            <text:p>-9.921875</text:p>
          </table:table-cell>
          <table:table-cell table:formula="of:=[.D9]*[.D9]*[.E9]" office:value-type="float" office:value="-9.921875" calcext:value-type="float">
            <text:p>-9.921875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B10]-[.$B$25]" office:value-type="float" office:value="-0.75" calcext:value-type="float">
            <text:p>-0.75</text:p>
          </table:table-cell>
          <table:table-cell table:formula="of:=[.C10]-[.$C$25]" office:value-type="float" office:value="-4.35" calcext:value-type="float">
            <text:p>-4.35</text:p>
          </table:table-cell>
          <table:table-cell table:formula="of:=[.D10]*[.E10]" office:value-type="float" office:value="3.2625" calcext:value-type="float">
            <text:p>3.2625</text:p>
          </table:table-cell>
          <table:table-cell table:formula="of:=[.D10]*[.D10]" office:value-type="float" office:value="0.5625" calcext:value-type="float">
            <text:p>0.5625</text:p>
          </table:table-cell>
          <table:table-cell table:formula="of:=[.E10]*[.E10]" office:value-type="float" office:value="18.9225" calcext:value-type="float">
            <text:p>18.9225</text:p>
          </table:table-cell>
          <table:table-cell table:formula="of:=[.D10]*[.D10]*[.D10]" office:value-type="float" office:value="-0.421875" calcext:value-type="float">
            <text:p>-0.421875</text:p>
          </table:table-cell>
          <table:table-cell table:formula="of:=[.E10]*[.E10]*[.E10]" office:value-type="float" office:value="-82.312875" calcext:value-type="float">
            <text:p>-82.312875</text:p>
          </table:table-cell>
          <table:table-cell table:formula="of:=[.D10]*[.E10]*[.E10]" office:value-type="float" office:value="-14.191875" calcext:value-type="float">
            <text:p>-14.191875</text:p>
          </table:table-cell>
          <table:table-cell table:formula="of:=[.E10]*[.D10]*[.D10]" office:value-type="float" office:value="-2.446875" calcext:value-type="float">
            <text:p>-2.446875</text:p>
          </table:table-cell>
          <table:table-cell table:formula="of:=[.D10]*[.D10]*[.E10]" office:value-type="float" office:value="-2.446875" calcext:value-type="float">
            <text:p>-2.446875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B11]-[.$B$25]" office:value-type="float" office:value="-0.75" calcext:value-type="float">
            <text:p>-0.75</text:p>
          </table:table-cell>
          <table:table-cell table:formula="of:=[.C11]-[.$C$25]" office:value-type="float" office:value="-3.35" calcext:value-type="float">
            <text:p>-3.35</text:p>
          </table:table-cell>
          <table:table-cell table:formula="of:=[.D11]*[.E11]" office:value-type="float" office:value="2.5125" calcext:value-type="float">
            <text:p>2.5125</text:p>
          </table:table-cell>
          <table:table-cell table:formula="of:=[.D11]*[.D11]" office:value-type="float" office:value="0.5625" calcext:value-type="float">
            <text:p>0.5625</text:p>
          </table:table-cell>
          <table:table-cell table:formula="of:=[.E11]*[.E11]" office:value-type="float" office:value="11.2225" calcext:value-type="float">
            <text:p>11.2225</text:p>
          </table:table-cell>
          <table:table-cell table:formula="of:=[.D11]*[.D11]*[.D11]" office:value-type="float" office:value="-0.421875" calcext:value-type="float">
            <text:p>-0.421875</text:p>
          </table:table-cell>
          <table:table-cell table:formula="of:=[.E11]*[.E11]*[.E11]" office:value-type="float" office:value="-37.595375" calcext:value-type="float">
            <text:p>-37.595375</text:p>
          </table:table-cell>
          <table:table-cell table:formula="of:=[.D11]*[.E11]*[.E11]" office:value-type="float" office:value="-8.416875" calcext:value-type="float">
            <text:p>-8.416875</text:p>
          </table:table-cell>
          <table:table-cell table:formula="of:=[.E11]*[.D11]*[.D11]" office:value-type="float" office:value="-1.884375" calcext:value-type="float">
            <text:p>-1.884375</text:p>
          </table:table-cell>
          <table:table-cell table:formula="of:=[.D11]*[.D11]*[.E11]" office:value-type="float" office:value="-1.884375" calcext:value-type="float">
            <text:p>-1.884375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B12]-[.$B$25]" office:value-type="float" office:value="-1.75" calcext:value-type="float">
            <text:p>-1.75</text:p>
          </table:table-cell>
          <table:table-cell table:formula="of:=[.C12]-[.$C$25]" office:value-type="float" office:value="-2.35" calcext:value-type="float">
            <text:p>-2.35</text:p>
          </table:table-cell>
          <table:table-cell table:formula="of:=[.D12]*[.E12]" office:value-type="float" office:value="4.1125" calcext:value-type="float">
            <text:p>4.1125</text:p>
          </table:table-cell>
          <table:table-cell table:formula="of:=[.D12]*[.D12]" office:value-type="float" office:value="3.0625" calcext:value-type="float">
            <text:p>3.0625</text:p>
          </table:table-cell>
          <table:table-cell table:formula="of:=[.E12]*[.E12]" office:value-type="float" office:value="5.5225" calcext:value-type="float">
            <text:p>5.5225</text:p>
          </table:table-cell>
          <table:table-cell table:formula="of:=[.D12]*[.D12]*[.D12]" office:value-type="float" office:value="-5.359375" calcext:value-type="float">
            <text:p>-5.359375</text:p>
          </table:table-cell>
          <table:table-cell table:formula="of:=[.E12]*[.E12]*[.E12]" office:value-type="float" office:value="-12.977875" calcext:value-type="float">
            <text:p>-12.977875</text:p>
          </table:table-cell>
          <table:table-cell table:formula="of:=[.D12]*[.E12]*[.E12]" office:value-type="float" office:value="-9.664375" calcext:value-type="float">
            <text:p>-9.664375</text:p>
          </table:table-cell>
          <table:table-cell table:formula="of:=[.E12]*[.D12]*[.D12]" office:value-type="float" office:value="-7.196875" calcext:value-type="float">
            <text:p>-7.196875</text:p>
          </table:table-cell>
          <table:table-cell table:formula="of:=[.D12]*[.D12]*[.E12]" office:value-type="float" office:value="-7.196875" calcext:value-type="float">
            <text:p>-7.196875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B13]-[.$B$25]" office:value-type="float" office:value="-1.75" calcext:value-type="float">
            <text:p>-1.75</text:p>
          </table:table-cell>
          <table:table-cell table:formula="of:=[.C13]-[.$C$25]" office:value-type="float" office:value="-1.35" calcext:value-type="float">
            <text:p>-1.35</text:p>
          </table:table-cell>
          <table:table-cell table:formula="of:=[.D13]*[.E13]" office:value-type="float" office:value="2.3625" calcext:value-type="float">
            <text:p>2.3625</text:p>
          </table:table-cell>
          <table:table-cell table:formula="of:=[.D13]*[.D13]" office:value-type="float" office:value="3.0625" calcext:value-type="float">
            <text:p>3.0625</text:p>
          </table:table-cell>
          <table:table-cell table:formula="of:=[.E13]*[.E13]" office:value-type="float" office:value="1.8225" calcext:value-type="float">
            <text:p>1.8225</text:p>
          </table:table-cell>
          <table:table-cell table:formula="of:=[.D13]*[.D13]*[.D13]" office:value-type="float" office:value="-5.359375" calcext:value-type="float">
            <text:p>-5.359375</text:p>
          </table:table-cell>
          <table:table-cell table:formula="of:=[.E13]*[.E13]*[.E13]" office:value-type="float" office:value="-2.460375" calcext:value-type="float">
            <text:p>-2.460375</text:p>
          </table:table-cell>
          <table:table-cell table:formula="of:=[.D13]*[.E13]*[.E13]" office:value-type="float" office:value="-3.189375" calcext:value-type="float">
            <text:p>-3.189375</text:p>
          </table:table-cell>
          <table:table-cell table:formula="of:=[.E13]*[.D13]*[.D13]" office:value-type="float" office:value="-4.134375" calcext:value-type="float">
            <text:p>-4.134375</text:p>
          </table:table-cell>
          <table:table-cell table:formula="of:=[.D13]*[.D13]*[.E13]" office:value-type="float" office:value="-4.134375" calcext:value-type="float">
            <text:p>-4.134375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B14]-[.$B$25]" office:value-type="float" office:value="-3.75" calcext:value-type="float">
            <text:p>-3.75</text:p>
          </table:table-cell>
          <table:table-cell table:formula="of:=[.C14]-[.$C$25]" office:value-type="float" office:value="0.65" calcext:value-type="float">
            <text:p>0.65</text:p>
          </table:table-cell>
          <table:table-cell table:formula="of:=[.D14]*[.E14]" office:value-type="float" office:value="-2.4375" calcext:value-type="float">
            <text:p>-2.4375</text:p>
          </table:table-cell>
          <table:table-cell table:formula="of:=[.D14]*[.D14]" office:value-type="float" office:value="14.0625" calcext:value-type="float">
            <text:p>14.0625</text:p>
          </table:table-cell>
          <table:table-cell table:formula="of:=[.E14]*[.E14]" office:value-type="float" office:value="0.422500000000001" calcext:value-type="float">
            <text:p>0.422500000000001</text:p>
          </table:table-cell>
          <table:table-cell table:formula="of:=[.D14]*[.D14]*[.D14]" office:value-type="float" office:value="-52.734375" calcext:value-type="float">
            <text:p>-52.734375</text:p>
          </table:table-cell>
          <table:table-cell table:formula="of:=[.E14]*[.E14]*[.E14]" office:value-type="float" office:value="0.274625" calcext:value-type="float">
            <text:p>0.274625</text:p>
          </table:table-cell>
          <table:table-cell table:formula="of:=[.D14]*[.E14]*[.E14]" office:value-type="float" office:value="-1.584375" calcext:value-type="float">
            <text:p>-1.584375</text:p>
          </table:table-cell>
          <table:table-cell table:formula="of:=[.E14]*[.D14]*[.D14]" office:value-type="float" office:value="9.14062500000001" calcext:value-type="float">
            <text:p>9.14062500000001</text:p>
          </table:table-cell>
          <table:table-cell table:formula="of:=[.D14]*[.D14]*[.E14]" office:value-type="float" office:value="9.14062500000001" calcext:value-type="float">
            <text:p>9.14062500000001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B15]-[.$B$25]" office:value-type="float" office:value="-3.75" calcext:value-type="float">
            <text:p>-3.75</text:p>
          </table:table-cell>
          <table:table-cell table:formula="of:=[.C15]-[.$C$25]" office:value-type="float" office:value="2.65" calcext:value-type="float">
            <text:p>2.65</text:p>
          </table:table-cell>
          <table:table-cell table:formula="of:=[.D15]*[.E15]" office:value-type="float" office:value="-9.9375" calcext:value-type="float">
            <text:p>-9.9375</text:p>
          </table:table-cell>
          <table:table-cell table:formula="of:=[.D15]*[.D15]" office:value-type="float" office:value="14.0625" calcext:value-type="float">
            <text:p>14.0625</text:p>
          </table:table-cell>
          <table:table-cell table:formula="of:=[.E15]*[.E15]" office:value-type="float" office:value="7.0225" calcext:value-type="float">
            <text:p>7.0225</text:p>
          </table:table-cell>
          <table:table-cell table:formula="of:=[.D15]*[.D15]*[.D15]" office:value-type="float" office:value="-52.734375" calcext:value-type="float">
            <text:p>-52.734375</text:p>
          </table:table-cell>
          <table:table-cell table:formula="of:=[.E15]*[.E15]*[.E15]" office:value-type="float" office:value="18.609625" calcext:value-type="float">
            <text:p>18.609625</text:p>
          </table:table-cell>
          <table:table-cell table:formula="of:=[.D15]*[.E15]*[.E15]" office:value-type="float" office:value="-26.334375" calcext:value-type="float">
            <text:p>-26.334375</text:p>
          </table:table-cell>
          <table:table-cell table:formula="of:=[.E15]*[.D15]*[.D15]" office:value-type="float" office:value="37.265625" calcext:value-type="float">
            <text:p>37.265625</text:p>
          </table:table-cell>
          <table:table-cell table:formula="of:=[.D15]*[.D15]*[.E15]" office:value-type="float" office:value="37.265625" calcext:value-type="float">
            <text:p>37.265625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B16]-[.$B$25]" office:value-type="float" office:value="-4.75" calcext:value-type="float">
            <text:p>-4.75</text:p>
          </table:table-cell>
          <table:table-cell table:formula="of:=[.C16]-[.$C$25]" office:value-type="float" office:value="3.65" calcext:value-type="float">
            <text:p>3.65</text:p>
          </table:table-cell>
          <table:table-cell table:formula="of:=[.D16]*[.E16]" office:value-type="float" office:value="-17.3375" calcext:value-type="float">
            <text:p>-17.3375</text:p>
          </table:table-cell>
          <table:table-cell table:formula="of:=[.D16]*[.D16]" office:value-type="float" office:value="22.5625" calcext:value-type="float">
            <text:p>22.5625</text:p>
          </table:table-cell>
          <table:table-cell table:formula="of:=[.E16]*[.E16]" office:value-type="float" office:value="13.3225" calcext:value-type="float">
            <text:p>13.3225</text:p>
          </table:table-cell>
          <table:table-cell table:formula="of:=[.D16]*[.D16]*[.D16]" office:value-type="float" office:value="-107.171875" calcext:value-type="float">
            <text:p>-107.171875</text:p>
          </table:table-cell>
          <table:table-cell table:formula="of:=[.E16]*[.E16]*[.E16]" office:value-type="float" office:value="48.627125" calcext:value-type="float">
            <text:p>48.627125</text:p>
          </table:table-cell>
          <table:table-cell table:formula="of:=[.D16]*[.E16]*[.E16]" office:value-type="float" office:value="-63.281875" calcext:value-type="float">
            <text:p>-63.281875</text:p>
          </table:table-cell>
          <table:table-cell table:formula="of:=[.E16]*[.D16]*[.D16]" office:value-type="float" office:value="82.353125" calcext:value-type="float">
            <text:p>82.353125</text:p>
          </table:table-cell>
          <table:table-cell table:formula="of:=[.D16]*[.D16]*[.E16]" office:value-type="float" office:value="82.353125" calcext:value-type="float">
            <text:p>82.353125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7]-[.$B$25]" office:value-type="float" office:value="-4.75" calcext:value-type="float">
            <text:p>-4.75</text:p>
          </table:table-cell>
          <table:table-cell table:formula="of:=[.C17]-[.$C$25]" office:value-type="float" office:value="8.65" calcext:value-type="float">
            <text:p>8.65</text:p>
          </table:table-cell>
          <table:table-cell table:formula="of:=[.D17]*[.E17]" office:value-type="float" office:value="-41.0875" calcext:value-type="float">
            <text:p>-41.0875</text:p>
          </table:table-cell>
          <table:table-cell table:formula="of:=[.D17]*[.D17]" office:value-type="float" office:value="22.5625" calcext:value-type="float">
            <text:p>22.5625</text:p>
          </table:table-cell>
          <table:table-cell table:formula="of:=[.E17]*[.E17]" office:value-type="float" office:value="74.8225" calcext:value-type="float">
            <text:p>74.8225</text:p>
          </table:table-cell>
          <table:table-cell table:formula="of:=[.D17]*[.D17]*[.D17]" office:value-type="float" office:value="-107.171875" calcext:value-type="float">
            <text:p>-107.171875</text:p>
          </table:table-cell>
          <table:table-cell table:formula="of:=[.E17]*[.E17]*[.E17]" office:value-type="float" office:value="647.214625" calcext:value-type="float">
            <text:p>647.214625</text:p>
          </table:table-cell>
          <table:table-cell table:formula="of:=[.D17]*[.E17]*[.E17]" office:value-type="float" office:value="-355.406875" calcext:value-type="float">
            <text:p>-355.406875</text:p>
          </table:table-cell>
          <table:table-cell table:formula="of:=[.E17]*[.D17]*[.D17]" office:value-type="float" office:value="195.165625" calcext:value-type="float">
            <text:p>195.165625</text:p>
          </table:table-cell>
          <table:table-cell table:formula="of:=[.D17]*[.D17]*[.E17]" office:value-type="float" office:value="195.165625" calcext:value-type="float">
            <text:p>195.165625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B18]-[.$B$25]" office:value-type="float" office:value="-3.75" calcext:value-type="float">
            <text:p>-3.75</text:p>
          </table:table-cell>
          <table:table-cell table:formula="of:=[.C18]-[.$C$25]" office:value-type="float" office:value="9.65" calcext:value-type="float">
            <text:p>9.65</text:p>
          </table:table-cell>
          <table:table-cell table:formula="of:=[.D18]*[.E18]" office:value-type="float" office:value="-36.1875" calcext:value-type="float">
            <text:p>-36.1875</text:p>
          </table:table-cell>
          <table:table-cell table:formula="of:=[.D18]*[.D18]" office:value-type="float" office:value="14.0625" calcext:value-type="float">
            <text:p>14.0625</text:p>
          </table:table-cell>
          <table:table-cell table:formula="of:=[.E18]*[.E18]" office:value-type="float" office:value="93.1225" calcext:value-type="float">
            <text:p>93.1225</text:p>
          </table:table-cell>
          <table:table-cell table:formula="of:=[.D18]*[.D18]*[.D18]" office:value-type="float" office:value="-52.734375" calcext:value-type="float">
            <text:p>-52.734375</text:p>
          </table:table-cell>
          <table:table-cell table:formula="of:=[.E18]*[.E18]*[.E18]" office:value-type="float" office:value="898.632125" calcext:value-type="float">
            <text:p>898.632125</text:p>
          </table:table-cell>
          <table:table-cell table:formula="of:=[.D18]*[.E18]*[.E18]" office:value-type="float" office:value="-349.209375" calcext:value-type="float">
            <text:p>-349.209375</text:p>
          </table:table-cell>
          <table:table-cell table:formula="of:=[.E18]*[.D18]*[.D18]" office:value-type="float" office:value="135.703125" calcext:value-type="float">
            <text:p>135.703125</text:p>
          </table:table-cell>
          <table:table-cell table:formula="of:=[.D18]*[.D18]*[.E18]" office:value-type="float" office:value="135.703125" calcext:value-type="float">
            <text:p>135.703125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B19]-[.$B$25]" office:value-type="float" office:value="-3.75" calcext:value-type="float">
            <text:p>-3.75</text:p>
          </table:table-cell>
          <table:table-cell table:formula="of:=[.C19]-[.$C$25]" office:value-type="float" office:value="11.65" calcext:value-type="float">
            <text:p>11.65</text:p>
          </table:table-cell>
          <table:table-cell table:formula="of:=[.D19]*[.E19]" office:value-type="float" office:value="-43.6875" calcext:value-type="float">
            <text:p>-43.6875</text:p>
          </table:table-cell>
          <table:table-cell table:formula="of:=[.D19]*[.D19]" office:value-type="float" office:value="14.0625" calcext:value-type="float">
            <text:p>14.0625</text:p>
          </table:table-cell>
          <table:table-cell table:formula="of:=[.E19]*[.E19]" office:value-type="float" office:value="135.7225" calcext:value-type="float">
            <text:p>135.7225</text:p>
          </table:table-cell>
          <table:table-cell table:formula="of:=[.D19]*[.D19]*[.D19]" office:value-type="float" office:value="-52.734375" calcext:value-type="float">
            <text:p>-52.734375</text:p>
          </table:table-cell>
          <table:table-cell table:formula="of:=[.E19]*[.E19]*[.E19]" office:value-type="float" office:value="1581.167125" calcext:value-type="float">
            <text:p>1581.167125</text:p>
          </table:table-cell>
          <table:table-cell table:formula="of:=[.D19]*[.E19]*[.E19]" office:value-type="float" office:value="-508.959375" calcext:value-type="float">
            <text:p>-508.959375</text:p>
          </table:table-cell>
          <table:table-cell table:formula="of:=[.E19]*[.D19]*[.D19]" office:value-type="float" office:value="163.828125" calcext:value-type="float">
            <text:p>163.828125</text:p>
          </table:table-cell>
          <table:table-cell table:formula="of:=[.D19]*[.D19]*[.E19]" office:value-type="float" office:value="163.828125" calcext:value-type="float">
            <text:p>163.828125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B20]-[.$B$25]" office:value-type="float" office:value="-2.75" calcext:value-type="float">
            <text:p>-2.75</text:p>
          </table:table-cell>
          <table:table-cell table:formula="of:=[.C20]-[.$C$25]" office:value-type="float" office:value="12.65" calcext:value-type="float">
            <text:p>12.65</text:p>
          </table:table-cell>
          <table:table-cell table:formula="of:=[.D20]*[.E20]" office:value-type="float" office:value="-34.7875" calcext:value-type="float">
            <text:p>-34.7875</text:p>
          </table:table-cell>
          <table:table-cell table:formula="of:=[.D20]*[.D20]" office:value-type="float" office:value="7.5625" calcext:value-type="float">
            <text:p>7.5625</text:p>
          </table:table-cell>
          <table:table-cell table:formula="of:=[.E20]*[.E20]" office:value-type="float" office:value="160.0225" calcext:value-type="float">
            <text:p>160.0225</text:p>
          </table:table-cell>
          <table:table-cell table:formula="of:=[.D20]*[.D20]*[.D20]" office:value-type="float" office:value="-20.796875" calcext:value-type="float">
            <text:p>-20.796875</text:p>
          </table:table-cell>
          <table:table-cell table:formula="of:=[.E20]*[.E20]*[.E20]" office:value-type="float" office:value="2024.284625" calcext:value-type="float">
            <text:p>2024.284625</text:p>
          </table:table-cell>
          <table:table-cell table:formula="of:=[.D20]*[.E20]*[.E20]" office:value-type="float" office:value="-440.061875" calcext:value-type="float">
            <text:p>-440.061875</text:p>
          </table:table-cell>
          <table:table-cell table:formula="of:=[.E20]*[.D20]*[.D20]" office:value-type="float" office:value="95.665625" calcext:value-type="float">
            <text:p>95.665625</text:p>
          </table:table-cell>
          <table:table-cell table:formula="of:=[.D20]*[.D20]*[.E20]" office:value-type="float" office:value="95.665625" calcext:value-type="float">
            <text:p>95.665625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[.B21]-[.$B$25]" office:value-type="float" office:value="-2.75" calcext:value-type="float">
            <text:p>-2.75</text:p>
          </table:table-cell>
          <table:table-cell table:formula="of:=[.C21]-[.$C$25]" office:value-type="float" office:value="13.65" calcext:value-type="float">
            <text:p>13.65</text:p>
          </table:table-cell>
          <table:table-cell table:formula="of:=[.D21]*[.E21]" office:value-type="float" office:value="-37.5375" calcext:value-type="float">
            <text:p>-37.5375</text:p>
          </table:table-cell>
          <table:table-cell table:formula="of:=[.D21]*[.D21]" office:value-type="float" office:value="7.5625" calcext:value-type="float">
            <text:p>7.5625</text:p>
          </table:table-cell>
          <table:table-cell table:formula="of:=[.E21]*[.E21]" office:value-type="float" office:value="186.3225" calcext:value-type="float">
            <text:p>186.3225</text:p>
          </table:table-cell>
          <table:table-cell table:formula="of:=[.D21]*[.D21]*[.D21]" office:value-type="float" office:value="-20.796875" calcext:value-type="float">
            <text:p>-20.796875</text:p>
          </table:table-cell>
          <table:table-cell table:formula="of:=[.E21]*[.E21]*[.E21]" office:value-type="float" office:value="2543.302125" calcext:value-type="float">
            <text:p>2543.302125</text:p>
          </table:table-cell>
          <table:table-cell table:formula="of:=[.D21]*[.E21]*[.E21]" office:value-type="float" office:value="-512.386875" calcext:value-type="float">
            <text:p>-512.386875</text:p>
          </table:table-cell>
          <table:table-cell table:formula="of:=[.E21]*[.D21]*[.D21]" office:value-type="float" office:value="103.228125" calcext:value-type="float">
            <text:p>103.228125</text:p>
          </table:table-cell>
          <table:table-cell table:formula="of:=[.D21]*[.D21]*[.E21]" office:value-type="float" office:value="103.228125" calcext:value-type="float">
            <text:p>103.228125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[.B22]-[.$B$25]" office:value-type="float" office:value="-0.75" calcext:value-type="float">
            <text:p>-0.75</text:p>
          </table:table-cell>
          <table:table-cell table:formula="of:=[.C22]-[.$C$25]" office:value-type="float" office:value="15.65" calcext:value-type="float">
            <text:p>15.65</text:p>
          </table:table-cell>
          <table:table-cell table:formula="of:=[.D22]*[.E22]" office:value-type="float" office:value="-11.7375" calcext:value-type="float">
            <text:p>-11.7375</text:p>
          </table:table-cell>
          <table:table-cell table:formula="of:=[.D22]*[.D22]" office:value-type="float" office:value="0.5625" calcext:value-type="float">
            <text:p>0.5625</text:p>
          </table:table-cell>
          <table:table-cell table:formula="of:=[.E22]*[.E22]" office:value-type="float" office:value="244.9225" calcext:value-type="float">
            <text:p>244.9225</text:p>
          </table:table-cell>
          <table:table-cell table:formula="of:=[.D22]*[.D22]*[.D22]" office:value-type="float" office:value="-0.421875" calcext:value-type="float">
            <text:p>-0.421875</text:p>
          </table:table-cell>
          <table:table-cell table:formula="of:=[.E22]*[.E22]*[.E22]" office:value-type="float" office:value="3833.037125" calcext:value-type="float">
            <text:p>3833.037125</text:p>
          </table:table-cell>
          <table:table-cell table:formula="of:=[.D22]*[.E22]*[.E22]" office:value-type="float" office:value="-183.691875" calcext:value-type="float">
            <text:p>-183.691875</text:p>
          </table:table-cell>
          <table:table-cell table:formula="of:=[.E22]*[.D22]*[.D22]" office:value-type="float" office:value="8.803125" calcext:value-type="float">
            <text:p>8.803125</text:p>
          </table:table-cell>
          <table:table-cell table:formula="of:=[.D22]*[.D22]*[.E22]" office:value-type="float" office:value="8.803125" calcext:value-type="float">
            <text:p>8.80312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formula="of:=[.D24]*[.D24]*[.D24]" office:value-type="float" office:value="0" calcext:value-type="float">
            <text:p>0</text:p>
          </table:table-cell>
          <table:table-cell table:formula="of:=[.E24]*[.E24]*[.E24]" office:value-type="float" office:value="0" calcext:value-type="float">
            <text:p>0</text:p>
          </table:table-cell>
          <table:table-cell table:formula="of:=[.D24]*[.E24]*[.E24]" office:value-type="float" office:value="0" calcext:value-type="float">
            <text:p>0</text:p>
          </table:table-cell>
          <table:table-cell table:formula="of:=[.E24]*[.D24]*[.D24]" office:value-type="float" office:value="0" calcext:value-type="float">
            <text:p>0</text:p>
          </table:table-cell>
          <table:table-cell table:formula="of:=[.D24]*[.D24]*[.E2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UNT([.A3:.A24])" office:value-type="float" office:value="20" calcext:value-type="float">
            <text:p>20</text:p>
          </table:table-cell>
          <table:table-cell table:style-name="ce1" table:formula="of:=AVERAGE([.B3:.B24])" office:value-type="float" office:value="4.75" calcext:value-type="float">
            <text:p>4.75</text:p>
          </table:table-cell>
          <table:table-cell table:style-name="ce1" table:formula="of:=AVERAGE([.C3:.C24])" office:value-type="float" office:value="15.35" calcext:value-type="float">
            <text:p>15.35</text:p>
          </table:table-cell>
          <table:table-cell table:style-name="ce1" table:number-columns-repeated="2"/>
          <table:table-cell table:style-name="ce1" table:formula="of:=SUM([.F3:.F24])" office:value-type="float" office:value="-612.25" calcext:value-type="float">
            <text:p>-612.25</text:p>
          </table:table-cell>
          <table:table-cell table:style-name="ce1" table:formula="of:=SUM([.G3:.G24])" office:value-type="float" office:value="385.75" calcext:value-type="float">
            <text:p>385.75</text:p>
          </table:table-cell>
          <table:table-cell table:style-name="ce1" table:formula="of:=SUM([.H3:.H24])" office:value-type="float" office:value="1632.55" calcext:value-type="float">
            <text:p>1632.55</text:p>
          </table:table-cell>
          <table:table-cell table:style-name="ce1" table:formula="of:=SUM([.I3:.I24])" office:value-type="float" office:value="1748.625" calcext:value-type="float">
            <text:p>1748.625</text:p>
          </table:table-cell>
          <table:table-cell table:style-name="ce1" table:formula="of:=SUM([.J3:.J24])" office:value-type="float" office:value="4363.965" calcext:value-type="float">
            <text:p>4363.965</text:p>
          </table:table-cell>
          <table:table-cell table:style-name="ce1" table:formula="of:=SUM([.K3:.K24])" office:value-type="float" office:value="1857.325" calcext:value-type="float">
            <text:p>1857.325</text:p>
          </table:table-cell>
          <table:table-cell table:style-name="ce1" table:formula="of:=SUM([.L3:.L24])" office:value-type="float" office:value="-2185.575" calcext:value-type="float">
            <text:p>-2185.575</text:p>
          </table:table-cell>
          <table:table-cell table:style-name="ce1" table:formula="of:=SUM([.M3:.M24])" office:value-type="float" office:value="-2185.575" calcext:value-type="float">
            <text:p>-2185.575</text:p>
          </table:table-cell>
          <table:table-cell table:style-name="ce1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x_mean</text:p>
          </table:table-cell>
          <table:table-cell table:style-name="ce2" office:value-type="string" calcext:value-type="string">
            <text:p>y_mean</text:p>
          </table:table-cell>
          <table:table-cell table:style-name="ce2" table:number-columns-repeated="2"/>
          <table:table-cell table:style-name="ce2" office:value-type="string" calcext:value-type="string">
            <text:p>sum_uv</text:p>
          </table:table-cell>
          <table:table-cell table:style-name="ce2" office:value-type="string" calcext:value-type="string">
            <text:p>sum_uu</text:p>
          </table:table-cell>
          <table:table-cell table:style-name="ce2" office:value-type="string" calcext:value-type="string">
            <text:p>sum_vv</text:p>
          </table:table-cell>
          <table:table-cell table:style-name="ce2" office:value-type="string" calcext:value-type="string">
            <text:p>sum_uuu</text:p>
          </table:table-cell>
          <table:table-cell table:style-name="ce2" office:value-type="string" calcext:value-type="string">
            <text:p>sum_vvv</text:p>
          </table:table-cell>
          <table:table-cell table:style-name="ce2" office:value-type="string" calcext:value-type="string">
            <text:p>sum_uvv</text:p>
          </table:table-cell>
          <table:table-cell table:style-name="ce2" office:value-type="string" calcext:value-type="string">
            <text:p>sum_vuu</text:p>
          </table:table-cell>
          <table:table-cell table:style-name="ce2" office:value-type="string" calcext:value-type="string">
            <text:p>sum_uuv</text:p>
          </table:table-cell>
          <table:table-cell table:style-name="ce2"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sum_uu</text:p>
          </table:table-cell>
          <table:table-cell table:style-name="ce3" office:value-type="string" calcext:value-type="string">
            <text:p>sum_uv</text:p>
          </table:table-cell>
          <table:table-cell/>
          <table:table-cell table:style-name="ce4" office:value-type="string" calcext:value-type="string">
            <text:p>uc</text:p>
          </table:table-cell>
          <table:table-cell table:style-name="ce5" office:value-type="string" calcext:value-type="string">
            <text:p>sum_uuu + sum_uvv</text:p>
          </table:table-cell>
          <table:table-cell table:style-name="ce5"/>
          <table:table-cell office:value-type="string" calcext:value-type="string">
            <text:p>/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sum_uv</text:p>
          </table:table-cell>
          <table:table-cell table:style-name="ce3" office:value-type="string" calcext:value-type="string">
            <text:p>sum_vv</text:p>
          </table:table-cell>
          <table:table-cell/>
          <table:table-cell table:style-name="ce4" office:value-type="string" calcext:value-type="string">
            <text:p>vc</text:p>
          </table:table-cell>
          <table:table-cell table:style-name="ce5" office:value-type="string" calcext:value-type="string">
            <text:p>sum_vvv + sum_uuv</text:p>
          </table:table-cell>
          <table:table-cell table:style-name="ce5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table:formula="of:=[.G25]" office:value-type="float" office:value="385.75" calcext:value-type="float">
            <text:p>385.75</text:p>
          </table:table-cell>
          <table:table-cell table:style-name="ce3" table:formula="of:=[.F25]" office:value-type="float" office:value="-612.25" calcext:value-type="float">
            <text:p>-612.25</text:p>
          </table:table-cell>
          <table:table-cell/>
          <table:table-cell table:style-name="ce4" office:value-type="float" office:value="14.1632800274297" calcext:value-type="float">
            <text:p>14.1632800274297</text:p>
          </table:table-cell>
          <table:table-cell table:style-name="ce6" table:formula="of:=([.I25]+[.K25])/2" office:value-type="float" office:value="1802.975" calcext:value-type="float">
            <text:p>1802.97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F25]" office:value-type="float" office:value="-612.25" calcext:value-type="float">
            <text:p>-612.25</text:p>
          </table:table-cell>
          <table:table-cell table:style-name="ce3" table:formula="of:=[.H25]" office:value-type="float" office:value="1632.55" calcext:value-type="float">
            <text:p>1632.55</text:p>
          </table:table-cell>
          <table:table-cell/>
          <table:table-cell table:style-name="ce4" office:value-type="float" office:value="5.97878361875216" calcext:value-type="float">
            <text:p>5.97878361875216</text:p>
          </table:table-cell>
          <table:table-cell table:style-name="ce6" table:formula="of:=([.J25]+[.M25])/2" office:value-type="float" office:value="1089.195" calcext:value-type="float">
            <text:p>1089.195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xc=uc+x_mean</text:p>
          </table:table-cell>
          <table:table-cell table:formula="of:=[.F35]+[.B25]" office:value-type="float" office:value="18.9132800274297" calcext:value-type="float">
            <text:p>18.913280027429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c=vc+y_mean</text:p>
          </table:table-cell>
          <table:table-cell table:formula="of:=[.F36]+[.C25]" office:value-type="float" office:value="21.3287836187522" calcext:value-type="float">
            <text:p>21.328783618752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POWER([.F35];2)+POWER([.F36];2)+(([.G25]+[.H25])/[.A25])" office:value-type="float" office:value="337.259354695248" calcext:value-type="float">
            <text:p>337.25935469524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table:formula="of:=SQRT([.D43])" office:value-type="float" office:value="18.3646223673466" calcext:value-type="float">
            <text:p>18.3646223673466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5T11:42:30.108000000</meta:creation-date>
    <dc:date>2022-06-15T17:12:21.952000000</dc:date>
    <meta:editing-duration>PT5H19M31S</meta:editing-duration>
    <meta:editing-cycles>22</meta:editing-cycles>
    <meta:generator>LibreOffice/7.1.2.2$Windows_X86_64 LibreOffice_project/8a45595d069ef5570103caea1b71cc9d82b2aae4</meta:generator>
    <meta:document-statistic meta:table-count="1" meta:cell-count="325" meta:object-count="0"/>
  </office:meta>
</office:document-meta>
</file>